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5972in"/>
    </style:style>
    <style:style style:name="co7" style:family="table-column">
      <style:table-column-properties fo:break-before="auto" style:column-width="0.2453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faf46"/>
      <style:text-properties fo:color="#ffffff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3faf46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4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2" style:family="table-cell" style:parent-style-name="Default">
      <style:table-cell-properties fo:border="none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3"/>
    <style:style style:name="ce6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70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3" table:default-cell-style-name="ce17"/>
        <table:table-column table:style-name="co2" table:default-cell-style-name="ce20"/>
        <table:table-column table:style-name="co4" table:default-cell-style-name="ce9"/>
        <table:table-column table:style-name="co5" table:default-cell-style-name="Default"/>
        <table:table-column table:style-name="co6" table:default-cell-style-name="ce42"/>
        <table:table-column table:style-name="co7" table:default-cell-style-name="ce9"/>
        <table:table-column table:style-name="co2" table:number-columns-repeated="4" table:default-cell-style-name="Default"/>
        <table:table-column table:style-name="co8" table:default-cell-style-name="ce49"/>
        <table:table-column table:style-name="co9" table:number-columns-repeated="11" table:default-cell-style-name="ce53"/>
        <table:table-row table:style-name="ro1">
          <table:table-cell table:style-name="ce18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62" office:value-type="string" calcext:value-type="string">
            <text:p>By John Nguyen</text:p>
          </table:table-cell>
          <table:table-cell table:style-name="ce62" office:value-type="string" calcext:value-type="string">
            <text:p>Updated 19 March 2025</text:p>
          </table:table-cell>
          <table:table-cell table:style-name="Default"/>
          <table:table-cell table:number-columns-repeated="4"/>
          <table:table-cell table:style-name="ce18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Length</text:p>
          </table:table-cell>
          <table:table-cell table:style-name="ce25" office:value-type="float" office:value="12" calcext:value-type="float">
            <text:p>12</text:p>
          </table:table-cell>
          <table:table-cell table:style-name="Default" office:value-type="string" calcext:value-type="string">
            <text:p>ft</text:p>
          </table:table-cell>
          <table:table-cell table:style-name="ce18" office:value-type="string" calcext:value-type="string">
            <text:p>Cable Comparison</text:p>
          </table:table-cell>
          <table:table-cell table:style-name="Default" table:number-columns-repeated="2"/>
          <table:table-cell table:number-columns-repeated="4"/>
          <table:table-cell table:style-name="ce46" office:value-type="string" calcext:value-type="string">
            <text:p>CAT5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table:style-name="ce2" office:value-type="string" calcext:value-type="string">
            <text:p>Total # of Pins</text:p>
          </table:table-cell>
          <table:table-cell table:style-name="ce25" office:value-type="float" office:value="33" calcext:value-type="float">
            <text:p>33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7" office:value-type="string" calcext:value-type="string">
            <text:p>Deutsch DT</text:p>
          </table:table-cell>
          <table:table-cell table:style-name="ce52" table:formula="of:=IFERROR([.$E$5]+[.$B$11]+[.$B24];&quot;&quot;)" office:value-type="float" office:value="5.30607874015748" calcext:value-type="float">
            <text:p>5.31</text:p>
          </table:table-cell>
          <table:table-cell table:style-name="ce52" table:formula="of:=IFERROR([.$E$5]+[.$B$12]+[.$B24];&quot;&quot;)">
            <text:p/>
          </table:table-cell>
          <table:table-cell table:style-name="ce52" table:formula="of:=IFERROR([.$E$5]+[.$B$13]+[.$B24];&quot;&quot;)" office:value-type="float" office:value="4.76607874015748" calcext:value-type="float">
            <text:p>4.77</text:p>
          </table:table-cell>
          <table:table-cell table:style-name="ce52" table:formula="of:=IFERROR([.$E$5]+[.$B$14]+[.$B24];&quot;&quot;)">
            <text:p/>
          </table:table-cell>
          <table:table-cell table:style-name="ce52" table:formula="of:=IFERROR([.$E$5]+[.$B$15]+[.$B24];&quot;&quot;)">
            <text:p/>
          </table:table-cell>
          <table:table-cell table:style-name="ce52" table:formula="of:=IFERROR([.$E$5]+[.$B$16]+[.$B24];&quot;&quot;)">
            <text:p/>
          </table:table-cell>
          <table:table-cell table:style-name="ce52" table:formula="of:=IFERROR([.$E$5]+[.$B$17]+[.$B24];&quot;&quot;)">
            <text:p/>
          </table:table-cell>
          <table:table-cell table:style-name="ce52" table:formula="of:=IFERROR([.$E$5]+[.$B$18]+[.$B24];&quot;&quot;)" office:value-type="float" office:value="3.23045374015748" calcext:value-type="float">
            <text:p>3.23</text:p>
          </table:table-cell>
          <table:table-cell table:style-name="ce52" table:formula="of:=IFERROR([.$E$5]+[.$B$19]+[.$B24];&quot;&quot;)" office:value-type="float" office:value="3.19670374015748" calcext:value-type="float">
            <text:p>3.20</text:p>
          </table:table-cell>
          <table:table-cell table:style-name="ce52" table:formula="of:=IFERROR([.$E$5]+[.$B$20]+[.$B24];&quot;&quot;)">
            <text:p/>
          </table:table-cell>
          <table:table-cell table:style-name="ce52" table:formula="of:=IFERROR([.$E$5]+[.$B$21]+[.$B24];&quot;&quot;)">
            <text:p/>
          </table:table-cell>
        </table:table-row>
        <table:table-row table:style-name="ro1">
          <table:table-cell table:style-name="ce2" office:value-type="string" calcext:value-type="string">
            <text:p># of Signal Pins</text:p>
          </table:table-cell>
          <table:table-cell table:style-name="ce25" office:value-type="float" office:value="11" calcext:value-type="float">
            <text:p>11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5" calcext:value-type="float">
            <text:p>5</text:p>
          </table:table-cell>
          <table:table-cell/>
          <table:table-cell table:style-name="ce62" office:value-type="string" calcext:value-type="string">
            <text:p>Max current: 0.5 Amp per conductor</text:p>
          </table:table-cell>
          <table:table-cell table:number-columns-repeated="3"/>
          <table:table-cell table:style-name="ce47" office:value-type="string" calcext:value-type="string">
            <text:p>JST</text:p>
          </table:table-cell>
          <table:table-cell table:style-name="ce52" table:formula="of:=IFERROR([.$E$5]+[.$B$11]+[.$B25];&quot;&quot;)" office:value-type="float" office:value="4.20391802587177" calcext:value-type="float">
            <text:p>4.20</text:p>
          </table:table-cell>
          <table:table-cell table:style-name="ce52" table:formula="of:=IFERROR([.$E$5]+[.$B$12]+[.$B25];&quot;&quot;)">
            <text:p/>
          </table:table-cell>
          <table:table-cell table:style-name="ce52" table:formula="of:=IFERROR([.$E$5]+[.$B$13]+[.$B25];&quot;&quot;)" office:value-type="float" office:value="3.66391802587177" calcext:value-type="float">
            <text:p>3.66</text:p>
          </table:table-cell>
          <table:table-cell table:style-name="ce52" table:formula="of:=IFERROR([.$E$5]+[.$B$14]+[.$B25];&quot;&quot;)">
            <text:p/>
          </table:table-cell>
          <table:table-cell table:style-name="ce52" table:formula="of:=IFERROR([.$E$5]+[.$B$15]+[.$B25];&quot;&quot;)">
            <text:p/>
          </table:table-cell>
          <table:table-cell table:style-name="ce52" table:formula="of:=IFERROR([.$E$5]+[.$B$16]+[.$B25];&quot;&quot;)">
            <text:p/>
          </table:table-cell>
          <table:table-cell table:style-name="ce52" table:formula="of:=IFERROR([.$E$5]+[.$B$17]+[.$B25];&quot;&quot;)">
            <text:p/>
          </table:table-cell>
          <table:table-cell table:style-name="ce52" table:formula="of:=IFERROR([.$E$5]+[.$B$18]+[.$B25];&quot;&quot;)" office:value-type="float" office:value="2.12829302587177" calcext:value-type="float">
            <text:p>2.13</text:p>
          </table:table-cell>
          <table:table-cell table:style-name="ce52" table:formula="of:=IFERROR([.$E$5]+[.$B$19]+[.$B25];&quot;&quot;)" office:value-type="float" office:value="2.09454302587177" calcext:value-type="float">
            <text:p>2.09</text:p>
          </table:table-cell>
          <table:table-cell table:style-name="ce52" table:formula="of:=IFERROR([.$E$5]+[.$B$20]+[.$B25];&quot;&quot;)">
            <text:p/>
          </table:table-cell>
          <table:table-cell table:style-name="ce52" table:formula="of:=IFERROR([.$E$5]+[.$B$21]+[.$B25];&quot;&quot;)">
            <text:p/>
          </table:table-cell>
        </table:table-row>
        <table:table-row table:style-name="ro1">
          <table:table-cell table:style-name="ce2" office:value-type="string" calcext:value-type="string">
            <text:p>Max current per pin</text:p>
          </table:table-cell>
          <table:table-cell table:style-name="ce28" office:value-type="float" office:value="0.2" calcext:value-type="float">
            <text:p>0.20</text:p>
          </table:table-cell>
          <table:table-cell table:style-name="Default" office:value-type="string" calcext:value-type="string">
            <text:p>A</text:p>
          </table:table-cell>
          <table:table-cell table:style-name="ce63" office:value-type="string" calcext:value-type="string">
            <text:p>Mass</text:p>
          </table:table-cell>
          <table:table-cell table:style-name="ce66" table:formula="of:=31*2.205/1000/39.37*12*[.B2]*[.E4]" office:value-type="float" office:value="1.25007874015748" calcext:value-type="float">
            <text:p>1.25</text:p>
          </table:table-cell>
          <table:table-cell table:style-name="ce71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Weather-pack</text:p>
          </table:table-cell>
          <table:table-cell table:style-name="ce52" table:formula="of:=IFERROR([.$E$5]+[.$B$11]+[.$B26];&quot;&quot;)" office:value-type="float" office:value="4.91007874015748" calcext:value-type="float">
            <text:p>4.91</text:p>
          </table:table-cell>
          <table:table-cell table:style-name="ce52" table:formula="of:=IFERROR([.$E$5]+[.$B$12]+[.$B26];&quot;&quot;)">
            <text:p/>
          </table:table-cell>
          <table:table-cell table:style-name="ce52" table:formula="of:=IFERROR([.$E$5]+[.$B$13]+[.$B26];&quot;&quot;)" office:value-type="float" office:value="4.37007874015748" calcext:value-type="float">
            <text:p>4.37</text:p>
          </table:table-cell>
          <table:table-cell table:style-name="ce52" table:formula="of:=IFERROR([.$E$5]+[.$B$14]+[.$B26];&quot;&quot;)">
            <text:p/>
          </table:table-cell>
          <table:table-cell table:style-name="ce52" table:formula="of:=IFERROR([.$E$5]+[.$B$15]+[.$B26];&quot;&quot;)">
            <text:p/>
          </table:table-cell>
          <table:table-cell table:style-name="ce52" table:formula="of:=IFERROR([.$E$5]+[.$B$16]+[.$B26];&quot;&quot;)">
            <text:p/>
          </table:table-cell>
          <table:table-cell table:style-name="ce52" table:formula="of:=IFERROR([.$E$5]+[.$B$17]+[.$B26];&quot;&quot;)">
            <text:p/>
          </table:table-cell>
          <table:table-cell table:style-name="ce52" table:formula="of:=IFERROR([.$E$5]+[.$B$18]+[.$B26];&quot;&quot;)" office:value-type="float" office:value="2.83445374015748" calcext:value-type="float">
            <text:p>2.83</text:p>
          </table:table-cell>
          <table:table-cell table:style-name="ce52" table:formula="of:=IFERROR([.$E$5]+[.$B$19]+[.$B26];&quot;&quot;)" office:value-type="float" office:value="2.80070374015748" calcext:value-type="float">
            <text:p>2.80</text:p>
          </table:table-cell>
          <table:table-cell table:style-name="ce52" table:formula="of:=IFERROR([.$E$5]+[.$B$20]+[.$B26];&quot;&quot;)">
            <text:p/>
          </table:table-cell>
          <table:table-cell table:style-name="ce52" table:formula="of:=IFERROR([.$E$5]+[.$B$21]+[.$B26];&quot;&quot;)">
            <text:p/>
          </table:table-cell>
        </table:table-row>
        <table:table-row table:style-name="ro1">
          <table:table-cell table:style-name="ce2" office:value-type="string" calcext:value-type="string">
            <text:p>Pins/connector (A)</text:p>
          </table:table-cell>
          <table:table-cell table:style-name="ce25" office:value-type="float" office:value="15" calcext:value-type="float">
            <text:p>15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8" table:formula="of:=CONCATENATE(INDEX([$Constants.$B$2:.$B$26];MATCH([.$B$5]*2;[$Constants.$A$2:.$A$26];-1);1);&quot; AWG&quot;)" office:value-type="string" office:string-value="26 AWG" calcext:value-type="string">
            <text:p>26 AWG</text:p>
          </table:table-cell>
          <table:table-cell table:style-name="ce8"/>
          <table:table-cell table:number-columns-repeated="4"/>
          <table:table-cell table:style-name="ce47" office:value-type="string" calcext:value-type="string">
            <text:p>XT-60</text:p>
          </table:table-cell>
          <table:table-cell table:style-name="ce52" table:formula="of:=IFERROR([.$E$5]+[.$B$11]+[.$B27];&quot;&quot;)">
            <text:p/>
          </table:table-cell>
          <table:table-cell table:style-name="ce52" table:formula="of:=IFERROR([.$E$5]+[.$B$12]+[.$B27];&quot;&quot;)">
            <text:p/>
          </table:table-cell>
          <table:table-cell table:style-name="ce52" table:formula="of:=IFERROR([.$E$5]+[.$B$13]+[.$B27];&quot;&quot;)">
            <text:p/>
          </table:table-cell>
          <table:table-cell table:style-name="ce52" table:formula="of:=IFERROR([.$E$5]+[.$B$14]+[.$B27];&quot;&quot;)">
            <text:p/>
          </table:table-cell>
          <table:table-cell table:style-name="ce52" table:formula="of:=IFERROR([.$E$5]+[.$B$15]+[.$B27];&quot;&quot;)">
            <text:p/>
          </table:table-cell>
          <table:table-cell table:style-name="ce52" table:formula="of:=IFERROR([.$E$5]+[.$B$16]+[.$B27];&quot;&quot;)">
            <text:p/>
          </table:table-cell>
          <table:table-cell table:style-name="ce52" table:formula="of:=IFERROR([.$E$5]+[.$B$17]+[.$B27];&quot;&quot;)">
            <text:p/>
          </table:table-cell>
          <table:table-cell table:style-name="ce52" table:formula="of:=IFERROR([.$E$5]+[.$B$18]+[.$B27];&quot;&quot;)">
            <text:p/>
          </table:table-cell>
          <table:table-cell table:style-name="ce52" table:formula="of:=IFERROR([.$E$5]+[.$B$19]+[.$B27];&quot;&quot;)">
            <text:p/>
          </table:table-cell>
          <table:table-cell table:style-name="ce52" table:formula="of:=IFERROR([.$E$5]+[.$B$20]+[.$B27];&quot;&quot;)">
            <text:p/>
          </table:table-cell>
          <table:table-cell table:style-name="ce52" table:formula="of:=IFERROR([.$E$5]+[.$B$21]+[.$B27];&quot;&quot;)">
            <text:p/>
          </table:table-cell>
        </table:table-row>
        <table:table-row table:style-name="ro1">
          <table:table-cell table:style-name="ce2" office:value-type="string" calcext:value-type="string">
            <text:p>Pins/connector (B)</text:p>
          </table:table-cell>
          <table:table-cell table:style-name="ce25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formula="of:=INDEX([$Constants.$K$2:.$K$26];MATCH([.$B$5]*2;[$Constants.$A$2:.$A$26];-1);1)*[.$B$2]*[.$B$3]" office:value-type="float" office:value="0.389664" calcext:value-type="float">
            <text:p>0.39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rom AWG solid core table on next sheet</text:p>
          </table:table-cell>
          <table:table-cell table:number-columns-repeated="3"/>
          <table:table-cell table:style-name="ce47" office:value-type="string" calcext:value-type="string">
            <text:p>XT-30</text:p>
          </table:table-cell>
          <table:table-cell table:style-name="ce52" table:formula="of:=IFERROR([.$E$5]+[.$B$11]+[.$B28];&quot;&quot;)">
            <text:p/>
          </table:table-cell>
          <table:table-cell table:style-name="ce52" table:formula="of:=IFERROR([.$E$5]+[.$B$12]+[.$B28];&quot;&quot;)">
            <text:p/>
          </table:table-cell>
          <table:table-cell table:style-name="ce52" table:formula="of:=IFERROR([.$E$5]+[.$B$13]+[.$B28];&quot;&quot;)">
            <text:p/>
          </table:table-cell>
          <table:table-cell table:style-name="ce52" table:formula="of:=IFERROR([.$E$5]+[.$B$14]+[.$B28];&quot;&quot;)">
            <text:p/>
          </table:table-cell>
          <table:table-cell table:style-name="ce52" table:formula="of:=IFERROR([.$E$5]+[.$B$15]+[.$B28];&quot;&quot;)">
            <text:p/>
          </table:table-cell>
          <table:table-cell table:style-name="ce52" table:formula="of:=IFERROR([.$E$5]+[.$B$16]+[.$B28];&quot;&quot;)">
            <text:p/>
          </table:table-cell>
          <table:table-cell table:style-name="ce52" table:formula="of:=IFERROR([.$E$5]+[.$B$17]+[.$B28];&quot;&quot;)">
            <text:p/>
          </table:table-cell>
          <table:table-cell table:style-name="ce52" table:formula="of:=IFERROR([.$E$5]+[.$B$18]+[.$B28];&quot;&quot;)">
            <text:p/>
          </table:table-cell>
          <table:table-cell table:style-name="ce52" table:formula="of:=IFERROR([.$E$5]+[.$B$19]+[.$B28];&quot;&quot;)">
            <text:p/>
          </table:table-cell>
          <table:table-cell table:style-name="ce52" table:formula="of:=IFERROR([.$E$5]+[.$B$20]+[.$B28];&quot;&quot;)">
            <text:p/>
          </table:table-cell>
          <table:table-cell table:style-name="ce52" table:formula="of:=IFERROR([.$E$5]+[.$B$21]+[.$B28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able</text:p>
          </table:table-cell>
          <table:table-cell table:style-name="ce25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formula="of:=INDEX([$Constants.$M$2:.$M$26];MATCH([.$B$5]*2;[$Constants.$A$3:.$A$27];-1);1)*[.$B$3]*[.$B$2]" office:value-type="float" office:value="0.22393272434788" calcext:value-type="float">
            <text:p>0.22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Assumes 0.010” of PVC insulation</text:p>
          </table:table-cell>
          <table:table-cell table:number-columns-repeated="3"/>
          <table:table-cell table:style-name="ce47" office:value-type="string" calcext:value-type="string">
            <text:p>DB-9 Female</text:p>
          </table:table-cell>
          <table:table-cell table:style-name="ce52" table:formula="of:=IFERROR([.$E$5]+[.$B$11]+[.$B29];&quot;&quot;)">
            <text:p/>
          </table:table-cell>
          <table:table-cell table:style-name="ce52" table:formula="of:=IFERROR([.$E$5]+[.$B$12]+[.$B29];&quot;&quot;)">
            <text:p/>
          </table:table-cell>
          <table:table-cell table:style-name="ce52" table:formula="of:=IFERROR([.$E$5]+[.$B$13]+[.$B29];&quot;&quot;)">
            <text:p/>
          </table:table-cell>
          <table:table-cell table:style-name="ce52" table:formula="of:=IFERROR([.$E$5]+[.$B$14]+[.$B29];&quot;&quot;)">
            <text:p/>
          </table:table-cell>
          <table:table-cell table:style-name="ce52" table:formula="of:=IFERROR([.$E$5]+[.$B$15]+[.$B29];&quot;&quot;)">
            <text:p/>
          </table:table-cell>
          <table:table-cell table:style-name="ce52" table:formula="of:=IFERROR([.$E$5]+[.$B$16]+[.$B29];&quot;&quot;)">
            <text:p/>
          </table:table-cell>
          <table:table-cell table:style-name="ce52" table:formula="of:=IFERROR([.$E$5]+[.$B$17]+[.$B29];&quot;&quot;)">
            <text:p/>
          </table:table-cell>
          <table:table-cell table:style-name="ce52" table:formula="of:=IFERROR([.$E$5]+[.$B$18]+[.$B29];&quot;&quot;)">
            <text:p/>
          </table:table-cell>
          <table:table-cell table:style-name="ce52" table:formula="of:=IFERROR([.$E$5]+[.$B$19]+[.$B29];&quot;&quot;)">
            <text:p/>
          </table:table-cell>
          <table:table-cell table:style-name="ce52" table:formula="of:=IFERROR([.$E$5]+[.$B$20]+[.$B29];&quot;&quot;)">
            <text:p/>
          </table:table-cell>
          <table:table-cell table:style-name="ce52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14" office:value-type="string" calcext:value-type="string">
            <text:p>6-in space zip ties</text:p>
          </table:table-cell>
          <table:table-cell table:formula="of:=CEILING([.B3]/[.B8])*[.B2]*2*6.7/16/1000" office:value-type="float" office:value="0.11055" calcext:value-type="float">
            <text:p>0.11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rom Amazon 3”x1/8” zip ties</text:p>
          </table:table-cell>
          <table:table-cell table:number-columns-repeated="3"/>
          <table:table-cell table:style-name="ce47" office:value-type="string" calcext:value-type="string">
            <text:p>DB-9 Male</text:p>
          </table:table-cell>
          <table:table-cell table:style-name="ce52" table:formula="of:=IFERROR([.$E$5]+[.$B$11]+[.$B30];&quot;&quot;)">
            <text:p/>
          </table:table-cell>
          <table:table-cell table:style-name="ce52" table:formula="of:=IFERROR([.$E$5]+[.$B$12]+[.$B30];&quot;&quot;)">
            <text:p/>
          </table:table-cell>
          <table:table-cell table:style-name="ce52" table:formula="of:=IFERROR([.$E$5]+[.$B$13]+[.$B30];&quot;&quot;)">
            <text:p/>
          </table:table-cell>
          <table:table-cell table:style-name="ce52" table:formula="of:=IFERROR([.$E$5]+[.$B$14]+[.$B30];&quot;&quot;)">
            <text:p/>
          </table:table-cell>
          <table:table-cell table:style-name="ce52" table:formula="of:=IFERROR([.$E$5]+[.$B$15]+[.$B30];&quot;&quot;)">
            <text:p/>
          </table:table-cell>
          <table:table-cell table:style-name="ce52" table:formula="of:=IFERROR([.$E$5]+[.$B$16]+[.$B30];&quot;&quot;)">
            <text:p/>
          </table:table-cell>
          <table:table-cell table:style-name="ce52" table:formula="of:=IFERROR([.$E$5]+[.$B$17]+[.$B30];&quot;&quot;)">
            <text:p/>
          </table:table-cell>
          <table:table-cell table:style-name="ce52" table:formula="of:=IFERROR([.$E$5]+[.$B$18]+[.$B30];&quot;&quot;)">
            <text:p/>
          </table:table-cell>
          <table:table-cell table:style-name="ce52" table:formula="of:=IFERROR([.$E$5]+[.$B$19]+[.$B30];&quot;&quot;)">
            <text:p/>
          </table:table-cell>
          <table:table-cell table:style-name="ce52" table:formula="of:=IFERROR([.$E$5]+[.$B$20]+[.$B30];&quot;&quot;)">
            <text:p/>
          </table:table-cell>
          <table:table-cell table:style-name="ce52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3" calcext:value-type="float">
            <text:p>3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6" table:formula="of:=[.E7]+[.E8]+[.E9]" office:value-type="float" office:value="0.724146724347881" calcext:value-type="float">
            <text:p>0.72</text:p>
          </table:table-cell>
          <table:table-cell table:style-name="ce71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15 Female</text:p>
          </table:table-cell>
          <table:table-cell table:style-name="ce52" table:formula="of:=IFERROR([.$E$5]+[.$B$11]+[.$B31];&quot;&quot;)">
            <text:p/>
          </table:table-cell>
          <table:table-cell table:style-name="ce52" table:formula="of:=IFERROR([.$E$5]+[.$B$12]+[.$B31];&quot;&quot;)">
            <text:p/>
          </table:table-cell>
          <table:table-cell table:style-name="ce52" table:formula="of:=IFERROR([.$E$5]+[.$B$13]+[.$B31];&quot;&quot;)">
            <text:p/>
          </table:table-cell>
          <table:table-cell table:style-name="ce52" table:formula="of:=IFERROR([.$E$5]+[.$B$14]+[.$B31];&quot;&quot;)">
            <text:p/>
          </table:table-cell>
          <table:table-cell table:style-name="ce52" table:formula="of:=IFERROR([.$E$5]+[.$B$15]+[.$B31];&quot;&quot;)">
            <text:p/>
          </table:table-cell>
          <table:table-cell table:style-name="ce52" table:formula="of:=IFERROR([.$E$5]+[.$B$16]+[.$B31];&quot;&quot;)">
            <text:p/>
          </table:table-cell>
          <table:table-cell table:style-name="ce52" table:formula="of:=IFERROR([.$E$5]+[.$B$17]+[.$B31];&quot;&quot;)">
            <text:p/>
          </table:table-cell>
          <table:table-cell table:style-name="ce52" table:formula="of:=IFERROR([.$E$5]+[.$B$18]+[.$B31];&quot;&quot;)">
            <text:p/>
          </table:table-cell>
          <table:table-cell table:style-name="ce52" table:formula="of:=IFERROR([.$E$5]+[.$B$19]+[.$B31];&quot;&quot;)">
            <text:p/>
          </table:table-cell>
          <table:table-cell table:style-name="ce52" table:formula="of:=IFERROR([.$E$5]+[.$B$20]+[.$B31];&quot;&quot;)">
            <text:p/>
          </table:table-cell>
          <table:table-cell table:style-name="ce52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6]&lt;=4; [.$B$6]=6; [.$B$6]=8);0.156*[.B6]/3*[.B10];&quot;Invalid pin #&quot;)" office:value-type="float" office:value="2.34" calcext:value-type="float">
            <text:p>2.340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7" office:value-type="string" calcext:value-type="string">
            <text:p>DB-15 Male</text:p>
          </table:table-cell>
          <table:table-cell table:style-name="ce52" table:formula="of:=IFERROR([.$E$5]+[.$B$11]+[.$B32];&quot;&quot;)">
            <text:p/>
          </table:table-cell>
          <table:table-cell table:style-name="ce52" table:formula="of:=IFERROR([.$E$5]+[.$B$12]+[.$B32];&quot;&quot;)">
            <text:p/>
          </table:table-cell>
          <table:table-cell table:style-name="ce52" table:formula="of:=IFERROR([.$E$5]+[.$B$13]+[.$B32];&quot;&quot;)">
            <text:p/>
          </table:table-cell>
          <table:table-cell table:style-name="ce52" table:formula="of:=IFERROR([.$E$5]+[.$B$14]+[.$B32];&quot;&quot;)">
            <text:p/>
          </table:table-cell>
          <table:table-cell table:style-name="ce52" table:formula="of:=IFERROR([.$E$5]+[.$B$15]+[.$B32];&quot;&quot;)">
            <text:p/>
          </table:table-cell>
          <table:table-cell table:style-name="ce52" table:formula="of:=IFERROR([.$E$5]+[.$B$16]+[.$B32];&quot;&quot;)">
            <text:p/>
          </table:table-cell>
          <table:table-cell table:style-name="ce52" table:formula="of:=IFERROR([.$E$5]+[.$B$17]+[.$B32];&quot;&quot;)">
            <text:p/>
          </table:table-cell>
          <table:table-cell table:style-name="ce52" table:formula="of:=IFERROR([.$E$5]+[.$B$18]+[.$B32];&quot;&quot;)">
            <text:p/>
          </table:table-cell>
          <table:table-cell table:style-name="ce52" table:formula="of:=IFERROR([.$E$5]+[.$B$19]+[.$B32];&quot;&quot;)">
            <text:p/>
          </table:table-cell>
          <table:table-cell table:style-name="ce52" table:formula="of:=IFERROR([.$E$5]+[.$B$20]+[.$B32];&quot;&quot;)">
            <text:p/>
          </table:table-cell>
          <table:table-cell table:style-name="ce52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10;25/28/16*[.B6]/3*[.B10];&quot;&gt;10 pins&quot;)" office:value-type="string" office:string-value="&gt;10 pins" calcext:value-type="string">
            <text:p>&gt;10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formula="of:=[.B4]*[.B2]*0.05" office:value-type="float" office:value="6.6" calcext:value-type="float">
            <text:p>6.60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or signal wires only</text:p>
          </table:table-cell>
          <table:table-cell table:number-columns-repeated="3"/>
          <table:table-cell table:style-name="ce47" office:value-type="string" calcext:value-type="string">
            <text:p>DB-25 Female</text:p>
          </table:table-cell>
          <table:table-cell table:style-name="ce52" table:formula="of:=IFERROR([.$E$5]+[.$B$11]+[.$B33];&quot;&quot;)">
            <text:p/>
          </table:table-cell>
          <table:table-cell table:style-name="ce52" table:formula="of:=IFERROR([.$E$5]+[.$B$12]+[.$B33];&quot;&quot;)">
            <text:p/>
          </table:table-cell>
          <table:table-cell table:style-name="ce52" table:formula="of:=IFERROR([.$E$5]+[.$B$13]+[.$B33];&quot;&quot;)">
            <text:p/>
          </table:table-cell>
          <table:table-cell table:style-name="ce52" table:formula="of:=IFERROR([.$E$5]+[.$B$14]+[.$B33];&quot;&quot;)">
            <text:p/>
          </table:table-cell>
          <table:table-cell table:style-name="ce52" table:formula="of:=IFERROR([.$E$5]+[.$B$15]+[.$B33];&quot;&quot;)">
            <text:p/>
          </table:table-cell>
          <table:table-cell table:style-name="ce52" table:formula="of:=IFERROR([.$E$5]+[.$B$16]+[.$B33];&quot;&quot;)">
            <text:p/>
          </table:table-cell>
          <table:table-cell table:style-name="ce52" table:formula="of:=IFERROR([.$E$5]+[.$B$17]+[.$B33];&quot;&quot;)">
            <text:p/>
          </table:table-cell>
          <table:table-cell table:style-name="ce52" table:formula="of:=IFERROR([.$E$5]+[.$B$18]+[.$B33];&quot;&quot;)">
            <text:p/>
          </table:table-cell>
          <table:table-cell table:style-name="ce52" table:formula="of:=IFERROR([.$E$5]+[.$B$19]+[.$B33];&quot;&quot;)">
            <text:p/>
          </table:table-cell>
          <table:table-cell table:style-name="ce52" table:formula="of:=IFERROR([.$E$5]+[.$B$20]+[.$B33];&quot;&quot;)">
            <text:p/>
          </table:table-cell>
          <table:table-cell table:style-name="ce52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6]/3*[.B10]" office:value-type="float" office:value="1.8" calcext:value-type="float">
            <text:p>1.800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formula="of:=[.E10]*([.B3]-[.B4])/[.B3]" office:value-type="float" office:value="0.482764482898587" calcext:value-type="float">
            <text:p>0.48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8" office:value-type="string" calcext:value-type="string">
            <text:p>DB-25 Male</text:p>
          </table:table-cell>
          <table:table-cell table:style-name="ce52" table:formula="of:=IFERROR([.$E$5]+[.$B$11]+[.$B34];&quot;&quot;)">
            <text:p/>
          </table:table-cell>
          <table:table-cell table:style-name="ce52" table:formula="of:=IFERROR([.$E$5]+[.$B$12]+[.$B34];&quot;&quot;)">
            <text:p/>
          </table:table-cell>
          <table:table-cell table:style-name="ce52" table:formula="of:=IFERROR([.$E$5]+[.$B$13]+[.$B34];&quot;&quot;)">
            <text:p/>
          </table:table-cell>
          <table:table-cell table:style-name="ce52" table:formula="of:=IFERROR([.$E$5]+[.$B$14]+[.$B34];&quot;&quot;)">
            <text:p/>
          </table:table-cell>
          <table:table-cell table:style-name="ce52" table:formula="of:=IFERROR([.$E$5]+[.$B$15]+[.$B34];&quot;&quot;)">
            <text:p/>
          </table:table-cell>
          <table:table-cell table:style-name="ce52" table:formula="of:=IFERROR([.$E$5]+[.$B$16]+[.$B34];&quot;&quot;)">
            <text:p/>
          </table:table-cell>
          <table:table-cell table:style-name="ce52" table:formula="of:=IFERROR([.$E$5]+[.$B$17]+[.$B34];&quot;&quot;)">
            <text:p/>
          </table:table-cell>
          <table:table-cell table:style-name="ce52" table:formula="of:=IFERROR([.$E$5]+[.$B$18]+[.$B34];&quot;&quot;)">
            <text:p/>
          </table:table-cell>
          <table:table-cell table:style-name="ce52" table:formula="of:=IFERROR([.$E$5]+[.$B$19]+[.$B34];&quot;&quot;)">
            <text:p/>
          </table:table-cell>
          <table:table-cell table:style-name="ce52" table:formula="of:=IFERROR([.$E$5]+[.$B$20]+[.$B34];&quot;&quot;)">
            <text:p/>
          </table:table-cell>
          <table:table-cell table:style-name="ce52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4" office:value-type="string" calcext:value-type="string">
            <text:p>SMA connectors</text:p>
          </table:table-cell>
          <table:table-cell table:formula="of:=[.B3]*2*0.28/16" office:value-type="float" office:value="1.155" calcext:value-type="float">
            <text:p>1.16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SMA coax connectors at both ends.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63" office:value-type="string" calcext:value-type="string">
            <text:p>Total</text:p>
          </table:table-cell>
          <table:table-cell table:style-name="ce66" table:formula="of:=[.E13]+[.E12]+[.E14]" office:value-type="float" office:value="8.23776448289859" calcext:value-type="float">
            <text:p>8.24</text:p>
          </table:table-cell>
          <table:table-cell table:style-name="ce71" office:value-type="string" calcext:value-type="string">
            <text:p>lb</text:p>
          </table:table-cell>
          <table:table-cell table:style-name="ce62"/>
          <table:table-cell table:number-columns-repeated="3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Insulated Wir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formula="of:=INDEX([$Constants.$C$2:.$C$26];MATCH([.$B$5]*2;[$Constants.$A$3:.$A$27];-1);1)+2*0.01" office:value-type="float" office:value="0.04" calcext:value-type="float">
            <text:p>0.04</text:p>
          </table:table-cell>
          <table:table-cell office:value-type="string" calcext:value-type="string">
            <text:p>in</text:p>
          </table:table-cell>
          <table:table-cell table:style-name="ce62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10]+[.$B$11]+[.$B24];&quot;&quot;)" office:value-type="float" office:value="4.78014672434788" calcext:value-type="float">
            <text:p>4.78</text:p>
          </table:table-cell>
          <table:table-cell table:formula="of:=IFERROR([.$E$10]+[.$B$12]+[.$B24];&quot;&quot;)">
            <text:p/>
          </table:table-cell>
          <table:table-cell table:formula="of:=IFERROR([.$E$10]+[.$B$13]+[.$B24];&quot;&quot;)" office:value-type="float" office:value="4.24014672434788" calcext:value-type="float">
            <text:p>4.24</text:p>
          </table:table-cell>
          <table:table-cell table:formula="of:=IFERROR([.$E$10]+[.$B$14]+[.$B24];&quot;&quot;)">
            <text:p/>
          </table:table-cell>
          <table:table-cell table:formula="of:=IFERROR([.$E$10]+[.$B$15]+[.$B24];&quot;&quot;)">
            <text:p/>
          </table:table-cell>
          <table:table-cell table:formula="of:=IFERROR([.$E$10]+[.$B$16]+[.$B24];&quot;&quot;)">
            <text:p/>
          </table:table-cell>
          <table:table-cell table:formula="of:=IFERROR([.$E$10]+[.$B$17]+[.$B24];&quot;&quot;)">
            <text:p/>
          </table:table-cell>
          <table:table-cell table:formula="of:=IFERROR([.$E$10]+[.$B$18]+[.$B24];&quot;&quot;)" office:value-type="float" office:value="2.70452172434788" calcext:value-type="float">
            <text:p>2.70</text:p>
          </table:table-cell>
          <table:table-cell table:formula="of:=IFERROR([.$E$10]+[.$B$19]+[.$B24];&quot;&quot;)" office:value-type="float" office:value="2.67077172434788" calcext:value-type="float">
            <text:p>2.67</text:p>
          </table:table-cell>
          <table:table-cell table:formula="of:=IFERROR([.$E$10]+[.$B$20]+[.$B24];&quot;&quot;)">
            <text:p/>
          </table:table-cell>
          <table:table-cell table:formula="of:=IFERROR([.$E$10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float" office:value="0.264375" calcext:value-type="float">
            <text:p>0.264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formula="of:=VLOOKUP([.$B$8];[$Constants.A29:.B37];2;1)*[.E17]" office:value-type="float" office:value="0.0862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2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10]+[.$B$11]+[.$B25];&quot;&quot;)" office:value-type="float" office:value="3.67798601006217" calcext:value-type="float">
            <text:p>3.68</text:p>
          </table:table-cell>
          <table:table-cell table:formula="of:=IFERROR([.$E$10]+[.$B$12]+[.$B25];&quot;&quot;)">
            <text:p/>
          </table:table-cell>
          <table:table-cell table:formula="of:=IFERROR([.$E$10]+[.$B$13]+[.$B25];&quot;&quot;)" office:value-type="float" office:value="3.13798601006217" calcext:value-type="float">
            <text:p>3.14</text:p>
          </table:table-cell>
          <table:table-cell table:formula="of:=IFERROR([.$E$10]+[.$B$14]+[.$B25];&quot;&quot;)">
            <text:p/>
          </table:table-cell>
          <table:table-cell table:formula="of:=IFERROR([.$E$10]+[.$B$15]+[.$B25];&quot;&quot;)">
            <text:p/>
          </table:table-cell>
          <table:table-cell table:formula="of:=IFERROR([.$E$10]+[.$B$16]+[.$B25];&quot;&quot;)">
            <text:p/>
          </table:table-cell>
          <table:table-cell table:formula="of:=IFERROR([.$E$10]+[.$B$17]+[.$B25];&quot;&quot;)">
            <text:p/>
          </table:table-cell>
          <table:table-cell table:formula="of:=IFERROR([.$E$10]+[.$B$18]+[.$B25];&quot;&quot;)" office:value-type="float" office:value="1.60236101006217" calcext:value-type="float">
            <text:p>1.60</text:p>
          </table:table-cell>
          <table:table-cell table:formula="of:=IFERROR([.$E$10]+[.$B$19]+[.$B25];&quot;&quot;)" office:value-type="float" office:value="1.56861101006217" calcext:value-type="float">
            <text:p>1.57</text:p>
          </table:table-cell>
          <table:table-cell table:formula="of:=IFERROR([.$E$10]+[.$B$20]+[.$B25];&quot;&quot;)">
            <text:p/>
          </table:table-cell>
          <table:table-cell table:formula="of:=IFERROR([.$E$10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float" office:value="0.230625" calcext:value-type="float">
            <text:p>0.231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formula="of:=[.E10]" office:value-type="float" office:value="0.724146724347881" calcext:value-type="float">
            <text:p>0.72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10]+[.$B$11]+[.$B26];&quot;&quot;)" office:value-type="float" office:value="4.38414672434788" calcext:value-type="float">
            <text:p>4.38</text:p>
          </table:table-cell>
          <table:table-cell table:formula="of:=IFERROR([.$E$10]+[.$B$12]+[.$B26];&quot;&quot;)">
            <text:p/>
          </table:table-cell>
          <table:table-cell table:formula="of:=IFERROR([.$E$10]+[.$B$13]+[.$B26];&quot;&quot;)" office:value-type="float" office:value="3.84414672434788" calcext:value-type="float">
            <text:p>3.84</text:p>
          </table:table-cell>
          <table:table-cell table:formula="of:=IFERROR([.$E$10]+[.$B$14]+[.$B26];&quot;&quot;)">
            <text:p/>
          </table:table-cell>
          <table:table-cell table:formula="of:=IFERROR([.$E$10]+[.$B$15]+[.$B26];&quot;&quot;)">
            <text:p/>
          </table:table-cell>
          <table:table-cell table:formula="of:=IFERROR([.$E$10]+[.$B$16]+[.$B26];&quot;&quot;)">
            <text:p/>
          </table:table-cell>
          <table:table-cell table:formula="of:=IFERROR([.$E$10]+[.$B$17]+[.$B26];&quot;&quot;)">
            <text:p/>
          </table:table-cell>
          <table:table-cell table:formula="of:=IFERROR([.$E$10]+[.$B$18]+[.$B26];&quot;&quot;)" office:value-type="float" office:value="2.30852172434788" calcext:value-type="float">
            <text:p>2.31</text:p>
          </table:table-cell>
          <table:table-cell table:formula="of:=IFERROR([.$E$10]+[.$B$19]+[.$B26];&quot;&quot;)" office:value-type="float" office:value="2.27477172434788" calcext:value-type="float">
            <text:p>2.27</text:p>
          </table:table-cell>
          <table:table-cell table:formula="of:=IFERROR([.$E$10]+[.$B$20]+[.$B26];&quot;&quot;)">
            <text:p/>
          </table:table-cell>
          <table:table-cell table:formula="of:=IFERROR([.$E$10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formula="of:=PI()/4*(([.E18]+2/32)^2-([.E18])^2)*12*0.05*CEILING([.B3]/[.B8])*[.B2]" office:value-type="float" office:value="0.9132256414812" calcext:value-type="float">
            <text:p>0.91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10]+[.$B$11]+[.$B27];&quot;&quot;)">
            <text:p/>
          </table:table-cell>
          <table:table-cell table:formula="of:=IFERROR([.$E$10]+[.$B$12]+[.$B27];&quot;&quot;)">
            <text:p/>
          </table:table-cell>
          <table:table-cell table:formula="of:=IFERROR([.$E$10]+[.$B$13]+[.$B27];&quot;&quot;)">
            <text:p/>
          </table:table-cell>
          <table:table-cell table:formula="of:=IFERROR([.$E$10]+[.$B$14]+[.$B27];&quot;&quot;)">
            <text:p/>
          </table:table-cell>
          <table:table-cell table:formula="of:=IFERROR([.$E$10]+[.$B$15]+[.$B27];&quot;&quot;)">
            <text:p/>
          </table:table-cell>
          <table:table-cell table:formula="of:=IFERROR([.$E$10]+[.$B$16]+[.$B27];&quot;&quot;)">
            <text:p/>
          </table:table-cell>
          <table:table-cell table:formula="of:=IFERROR([.$E$10]+[.$B$17]+[.$B27];&quot;&quot;)">
            <text:p/>
          </table:table-cell>
          <table:table-cell table:formula="of:=IFERROR([.$E$10]+[.$B$18]+[.$B27];&quot;&quot;)">
            <text:p/>
          </table:table-cell>
          <table:table-cell table:formula="of:=IFERROR([.$E$10]+[.$B$19]+[.$B27];&quot;&quot;)">
            <text:p/>
          </table:table-cell>
          <table:table-cell table:formula="of:=IFERROR([.$E$10]+[.$B$20]+[.$B27];&quot;&quot;)">
            <text:p/>
          </table:table-cell>
          <table:table-cell table:formula="of:=IFERROR([.$E$10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4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30"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formula="of:=PI()/4*([.E18]^2-[.B8]*[.E17]^2)*12*0.01*CEILING([.B3]/[.B8])*[.B2]" office:value-type="float" office:value="0.0327245330796466" calcext:value-type="float">
            <text:p>0.03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10]+[.$B$11]+[.$B28];&quot;&quot;)">
            <text:p/>
          </table:table-cell>
          <table:table-cell table:formula="of:=IFERROR([.$E$10]+[.$B$12]+[.$B28];&quot;&quot;)">
            <text:p/>
          </table:table-cell>
          <table:table-cell table:formula="of:=IFERROR([.$E$10]+[.$B$13]+[.$B28];&quot;&quot;)">
            <text:p/>
          </table:table-cell>
          <table:table-cell table:formula="of:=IFERROR([.$E$10]+[.$B$14]+[.$B28];&quot;&quot;)">
            <text:p/>
          </table:table-cell>
          <table:table-cell table:formula="of:=IFERROR([.$E$10]+[.$B$15]+[.$B28];&quot;&quot;)">
            <text:p/>
          </table:table-cell>
          <table:table-cell table:formula="of:=IFERROR([.$E$10]+[.$B$16]+[.$B28];&quot;&quot;)">
            <text:p/>
          </table:table-cell>
          <table:table-cell table:formula="of:=IFERROR([.$E$10]+[.$B$17]+[.$B28];&quot;&quot;)">
            <text:p/>
          </table:table-cell>
          <table:table-cell table:formula="of:=IFERROR([.$E$10]+[.$B$18]+[.$B28];&quot;&quot;)">
            <text:p/>
          </table:table-cell>
          <table:table-cell table:formula="of:=IFERROR([.$E$10]+[.$B$19]+[.$B28];&quot;&quot;)">
            <text:p/>
          </table:table-cell>
          <table:table-cell table:formula="of:=IFERROR([.$E$10]+[.$B$20]+[.$B28];&quot;&quot;)">
            <text:p/>
          </table:table-cell>
          <table:table-cell table:formula="of:=IFERROR([.$E$10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office:value-type="string" calcext:value-type="string">
            <text:p>Aluminum sheath</text:p>
          </table:table-cell>
          <table:table-cell table:formula="of:=PI()*[.E18]*12*0.001*0.098*[.B2]*CEILING([.B3]/[.B8])" office:value-type="float" office:value="0.0420376462711368" calcext:value-type="float">
            <text:p>0.04</text:p>
          </table:table-cell>
          <table:table-cell office:value-type="string" calcext:value-type="string">
            <text:p>lb</text:p>
          </table:table-cell>
          <table:table-cell table:style-name="ce62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DB-9 Female</text:p>
          </table:table-cell>
          <table:table-cell table:formula="of:=IFERROR([.$E$10]+[.$B$11]+[.$B29];&quot;&quot;)">
            <text:p/>
          </table:table-cell>
          <table:table-cell table:formula="of:=IFERROR([.$E$10]+[.$B$12]+[.$B29];&quot;&quot;)">
            <text:p/>
          </table:table-cell>
          <table:table-cell table:formula="of:=IFERROR([.$E$10]+[.$B$13]+[.$B29];&quot;&quot;)">
            <text:p/>
          </table:table-cell>
          <table:table-cell table:formula="of:=IFERROR([.$E$10]+[.$B$14]+[.$B29];&quot;&quot;)">
            <text:p/>
          </table:table-cell>
          <table:table-cell table:formula="of:=IFERROR([.$E$10]+[.$B$15]+[.$B29];&quot;&quot;)">
            <text:p/>
          </table:table-cell>
          <table:table-cell table:formula="of:=IFERROR([.$E$10]+[.$B$16]+[.$B29];&quot;&quot;)">
            <text:p/>
          </table:table-cell>
          <table:table-cell table:formula="of:=IFERROR([.$E$10]+[.$B$17]+[.$B29];&quot;&quot;)">
            <text:p/>
          </table:table-cell>
          <table:table-cell table:formula="of:=IFERROR([.$E$10]+[.$B$18]+[.$B29];&quot;&quot;)">
            <text:p/>
          </table:table-cell>
          <table:table-cell table:formula="of:=IFERROR([.$E$10]+[.$B$19]+[.$B29];&quot;&quot;)">
            <text:p/>
          </table:table-cell>
          <table:table-cell table:formula="of:=IFERROR([.$E$10]+[.$B$20]+[.$B29];&quot;&quot;)">
            <text:p/>
          </table:table-cell>
          <table:table-cell table:formula="of:=IFERROR([.$E$10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11" calcext:value-type="float">
            <text:p>11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6" table:formula="of:=SUM([.E19:.E22])" office:value-type="float" office:value="1.71213454517986" calcext:value-type="float">
            <text:p>1.71</text:p>
          </table:table-cell>
          <table:table-cell table:style-name="ce71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Male</text:p>
          </table:table-cell>
          <table:table-cell table:formula="of:=IFERROR([.$E$10]+[.$B$11]+[.$B30];&quot;&quot;)">
            <text:p/>
          </table:table-cell>
          <table:table-cell table:formula="of:=IFERROR([.$E$10]+[.$B$12]+[.$B30];&quot;&quot;)">
            <text:p/>
          </table:table-cell>
          <table:table-cell table:formula="of:=IFERROR([.$E$10]+[.$B$13]+[.$B30];&quot;&quot;)">
            <text:p/>
          </table:table-cell>
          <table:table-cell table:formula="of:=IFERROR([.$E$10]+[.$B$14]+[.$B30];&quot;&quot;)">
            <text:p/>
          </table:table-cell>
          <table:table-cell table:formula="of:=IFERROR([.$E$10]+[.$B$15]+[.$B30];&quot;&quot;)">
            <text:p/>
          </table:table-cell>
          <table:table-cell table:formula="of:=IFERROR([.$E$10]+[.$B$16]+[.$B30];&quot;&quot;)">
            <text:p/>
          </table:table-cell>
          <table:table-cell table:formula="of:=IFERROR([.$E$10]+[.$B$17]+[.$B30];&quot;&quot;)">
            <text:p/>
          </table:table-cell>
          <table:table-cell table:formula="of:=IFERROR([.$E$10]+[.$B$18]+[.$B30];&quot;&quot;)">
            <text:p/>
          </table:table-cell>
          <table:table-cell table:formula="of:=IFERROR([.$E$10]+[.$B$19]+[.$B30];&quot;&quot;)">
            <text:p/>
          </table:table-cell>
          <table:table-cell table:formula="of:=IFERROR([.$E$10]+[.$B$20]+[.$B30];&quot;&quot;)">
            <text:p/>
          </table:table-cell>
          <table:table-cell table:formula="of:=IFERROR([.$E$10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7]&lt;=4; [.$B$7]=6; [.$B$7]=8);0.156*[.B7]/3*[.B23];&quot;Invalid pin #&quot;)" office:value-type="float" office:value="1.716" calcext:value-type="float">
            <text:p>1.716</text:p>
          </table:table-cell>
          <table:table-cell office:value-type="string" calcext:value-type="string">
            <text:p>lb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10]+[.$B$11]+[.$B31];&quot;&quot;)">
            <text:p/>
          </table:table-cell>
          <table:table-cell table:formula="of:=IFERROR([.$E$10]+[.$B$12]+[.$B31];&quot;&quot;)">
            <text:p/>
          </table:table-cell>
          <table:table-cell table:formula="of:=IFERROR([.$E$10]+[.$B$13]+[.$B31];&quot;&quot;)">
            <text:p/>
          </table:table-cell>
          <table:table-cell table:formula="of:=IFERROR([.$E$10]+[.$B$14]+[.$B31];&quot;&quot;)">
            <text:p/>
          </table:table-cell>
          <table:table-cell table:formula="of:=IFERROR([.$E$10]+[.$B$15]+[.$B31];&quot;&quot;)">
            <text:p/>
          </table:table-cell>
          <table:table-cell table:formula="of:=IFERROR([.$E$10]+[.$B$16]+[.$B31];&quot;&quot;)">
            <text:p/>
          </table:table-cell>
          <table:table-cell table:formula="of:=IFERROR([.$E$10]+[.$B$17]+[.$B31];&quot;&quot;)">
            <text:p/>
          </table:table-cell>
          <table:table-cell table:formula="of:=IFERROR([.$E$10]+[.$B$18]+[.$B31];&quot;&quot;)">
            <text:p/>
          </table:table-cell>
          <table:table-cell table:formula="of:=IFERROR([.$E$10]+[.$B$19]+[.$B31];&quot;&quot;)">
            <text:p/>
          </table:table-cell>
          <table:table-cell table:formula="of:=IFERROR([.$E$10]+[.$B$20]+[.$B31];&quot;&quot;)">
            <text:p/>
          </table:table-cell>
          <table:table-cell table:formula="of:=IFERROR([.$E$10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10;25/28/16*[.B7]/3*[.B23];&quot;&gt;10 pins&quot;)" office:value-type="float" office:value="0.613839285714286" calcext:value-type="float">
            <text:p>0.614</text:p>
          </table:table-cell>
          <table:table-cell office:value-type="string" calcext:value-type="string">
            <text:p>lb</text:p>
          </table:table-cell>
          <table:table-cell/>
          <table:table-cell table:style-name="ce18" office:value-type="string" calcext:value-type="string">
            <text:p>Usage</text:p>
          </table:table-cell>
          <table:table-cell table:style-name="Default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10]+[.$B$11]+[.$B32];&quot;&quot;)">
            <text:p/>
          </table:table-cell>
          <table:table-cell table:formula="of:=IFERROR([.$E$10]+[.$B$12]+[.$B32];&quot;&quot;)">
            <text:p/>
          </table:table-cell>
          <table:table-cell table:formula="of:=IFERROR([.$E$10]+[.$B$13]+[.$B32];&quot;&quot;)">
            <text:p/>
          </table:table-cell>
          <table:table-cell table:formula="of:=IFERROR([.$E$10]+[.$B$14]+[.$B32];&quot;&quot;)">
            <text:p/>
          </table:table-cell>
          <table:table-cell table:formula="of:=IFERROR([.$E$10]+[.$B$15]+[.$B32];&quot;&quot;)">
            <text:p/>
          </table:table-cell>
          <table:table-cell table:formula="of:=IFERROR([.$E$10]+[.$B$16]+[.$B32];&quot;&quot;)">
            <text:p/>
          </table:table-cell>
          <table:table-cell table:formula="of:=IFERROR([.$E$10]+[.$B$17]+[.$B32];&quot;&quot;)">
            <text:p/>
          </table:table-cell>
          <table:table-cell table:formula="of:=IFERROR([.$E$10]+[.$B$18]+[.$B32];&quot;&quot;)">
            <text:p/>
          </table:table-cell>
          <table:table-cell table:formula="of:=IFERROR([.$E$10]+[.$B$19]+[.$B32];&quot;&quot;)">
            <text:p/>
          </table:table-cell>
          <table:table-cell table:formula="of:=IFERROR([.$E$10]+[.$B$20]+[.$B32];&quot;&quot;)">
            <text:p/>
          </table:table-cell>
          <table:table-cell table:formula="of:=IFERROR([.$E$10]+[.$B$21]+[.$B32];&quot;&quot;)">
            <text:p/>
          </table:table-cell>
        </table:table-row>
        <table:table-row table:style-name="ro3">
          <table:table-cell office:value-type="string" calcext:value-type="string">
            <text:p>Weather-pack</text:p>
          </table:table-cell>
          <table:table-cell table:formula="of:=0.12*[.B7]/3*[.B23]" office:value-type="float" office:value="1.32" calcext:value-type="float">
            <text:p>1.320</text:p>
          </table:table-cell>
          <table:table-cell office:value-type="string" calcext:value-type="string">
            <text:p>lb</text:p>
          </table:table-cell>
          <table:table-cell/>
          <table:table-cell table:style-name="ce70" office:value-type="string" calcext:value-type="string" table:number-columns-spanned="5" table:number-rows-spanned="1">
            <text:p>Input the required harness parameters in the top left green cells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B-25 Female</text:p>
          </table:table-cell>
          <table:table-cell table:formula="of:=IFERROR([.$E$10]+[.$B$11]+[.$B33];&quot;&quot;)">
            <text:p/>
          </table:table-cell>
          <table:table-cell table:formula="of:=IFERROR([.$E$10]+[.$B$12]+[.$B33];&quot;&quot;)">
            <text:p/>
          </table:table-cell>
          <table:table-cell table:formula="of:=IFERROR([.$E$10]+[.$B$13]+[.$B33];&quot;&quot;)">
            <text:p/>
          </table:table-cell>
          <table:table-cell table:formula="of:=IFERROR([.$E$10]+[.$B$14]+[.$B33];&quot;&quot;)">
            <text:p/>
          </table:table-cell>
          <table:table-cell table:formula="of:=IFERROR([.$E$10]+[.$B$15]+[.$B33];&quot;&quot;)">
            <text:p/>
          </table:table-cell>
          <table:table-cell table:formula="of:=IFERROR([.$E$10]+[.$B$16]+[.$B33];&quot;&quot;)">
            <text:p/>
          </table:table-cell>
          <table:table-cell table:formula="of:=IFERROR([.$E$10]+[.$B$17]+[.$B33];&quot;&quot;)">
            <text:p/>
          </table:table-cell>
          <table:table-cell table:formula="of:=IFERROR([.$E$10]+[.$B$18]+[.$B33];&quot;&quot;)">
            <text:p/>
          </table:table-cell>
          <table:table-cell table:formula="of:=IFERROR([.$E$10]+[.$B$19]+[.$B33];&quot;&quot;)">
            <text:p/>
          </table:table-cell>
          <table:table-cell table:formula="of:=IFERROR([.$E$10]+[.$B$20]+[.$B33];&quot;&quot;)">
            <text:p/>
          </table:table-cell>
          <table:table-cell table:formula="of:=IFERROR([.$E$10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/>
          <table:table-cell table:style-name="ce70" office:value-type="string" calcext:value-type="string" table:number-columns-spanned="5" table:number-rows-spanned="2">
            <text:p>Blocks on the left show masses of each component of the wiring harness</text:p>
          </table:table-cell>
          <table:covered-table-cell table:style-name="Default"/>
          <table:covered-table-cell table:number-columns-repeated="3"/>
          <table:table-cell/>
          <table:table-cell table:style-name="ce50" office:value-type="string" calcext:value-type="string">
            <text:p>DB-25 Male</text:p>
          </table:table-cell>
          <table:table-cell table:formula="of:=IFERROR([.$E$10]+[.$B$11]+[.$B34];&quot;&quot;)">
            <text:p/>
          </table:table-cell>
          <table:table-cell table:formula="of:=IFERROR([.$E$10]+[.$B$12]+[.$B34];&quot;&quot;)">
            <text:p/>
          </table:table-cell>
          <table:table-cell table:formula="of:=IFERROR([.$E$10]+[.$B$13]+[.$B34];&quot;&quot;)">
            <text:p/>
          </table:table-cell>
          <table:table-cell table:formula="of:=IFERROR([.$E$10]+[.$B$14]+[.$B34];&quot;&quot;)">
            <text:p/>
          </table:table-cell>
          <table:table-cell table:formula="of:=IFERROR([.$E$10]+[.$B$15]+[.$B34];&quot;&quot;)">
            <text:p/>
          </table:table-cell>
          <table:table-cell table:formula="of:=IFERROR([.$E$10]+[.$B$16]+[.$B34];&quot;&quot;)">
            <text:p/>
          </table:table-cell>
          <table:table-cell table:formula="of:=IFERROR([.$E$10]+[.$B$17]+[.$B34];&quot;&quot;)">
            <text:p/>
          </table:table-cell>
          <table:table-cell table:formula="of:=IFERROR([.$E$10]+[.$B$18]+[.$B34];&quot;&quot;)">
            <text:p/>
          </table:table-cell>
          <table:table-cell table:formula="of:=IFERROR([.$E$10]+[.$B$19]+[.$B34];&quot;&quot;)">
            <text:p/>
          </table:table-cell>
          <table:table-cell table:formula="of:=IFERROR([.$E$10]+[.$B$20]+[.$B34];&quot;&quot;)">
            <text:p/>
          </table:table-cell>
          <table:table-cell table:formula="of:=IFERROR([.$E$10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table-cell table:style-name="ce70" office:value-type="string" calcext:value-type="string" table:number-columns-spanned="5" table:number-rows-spanned="2">
            <text:p>Tables on the right show the mass of complete, valid harness configurations. <text:s/>Each table is for a different type of cable, while the rows and columns represent the type of connector on each end of the wiring harness.</text:p>
          </table:table-cell>
          <table:covered-table-cell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table:style-name="ce46" office:value-type="string" calcext:value-type="string">
            <text:p>Custom Cabl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table-cell table:style-name="ce70" office:value-type="string" calcext:value-type="string" table:number-columns-spanned="5" table:number-rows-spanned="4">
            <text:p>Each connector type has a certain valid pin range; for example, XT-60 connectors are only valid with 2-pin, but Deutsch DT come in 2,3,4,6, and 8-pin options, so all of those are valid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eutsch DT</text:p>
          </table:table-cell>
          <table:table-cell table:formula="of:=IFERROR([.$E$23]+[.$B$11]+[.$B24];&quot;&quot;)" office:value-type="float" office:value="5.76813454517986" calcext:value-type="float">
            <text:p>5.77</text:p>
          </table:table-cell>
          <table:table-cell table:formula="of:=IFERROR([.$E$23]+[.$B$12]+[.$B24];&quot;&quot;)">
            <text:p/>
          </table:table-cell>
          <table:table-cell table:formula="of:=IFERROR([.$E$23]+[.$B$13]+[.$B24];&quot;&quot;)" office:value-type="float" office:value="5.22813454517986" calcext:value-type="float">
            <text:p>5.23</text:p>
          </table:table-cell>
          <table:table-cell table:formula="of:=IFERROR([.$E$23]+[.$B$14]+[.$B24];&quot;&quot;)">
            <text:p/>
          </table:table-cell>
          <table:table-cell table:formula="of:=IFERROR([.$E$23]+[.$B$15]+[.$B24];&quot;&quot;)">
            <text:p/>
          </table:table-cell>
          <table:table-cell table:formula="of:=IFERROR([.$E$23]+[.$B$16]+[.$B24];&quot;&quot;)">
            <text:p/>
          </table:table-cell>
          <table:table-cell table:formula="of:=IFERROR([.$E$23]+[.$B$17]+[.$B24];&quot;&quot;)">
            <text:p/>
          </table:table-cell>
          <table:table-cell table:formula="of:=IFERROR([.$E$23]+[.$B$18]+[.$B24];&quot;&quot;)" office:value-type="float" office:value="3.69250954517986" calcext:value-type="float">
            <text:p>3.69</text:p>
          </table:table-cell>
          <table:table-cell table:formula="of:=IFERROR([.$E$23]+[.$B$19]+[.$B24];&quot;&quot;)" office:value-type="float" office:value="3.65875954517986" calcext:value-type="float">
            <text:p>3.66</text:p>
          </table:table-cell>
          <table:table-cell table:formula="of:=IFERROR([.$E$23]+[.$B$20]+[.$B24];&quot;&quot;)">
            <text:p/>
          </table:table-cell>
          <table:table-cell table:formula="of:=IFERROR([.$E$23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office:value-type="string" calcext:value-type="string">
            <text:p>JST</text:p>
          </table:table-cell>
          <table:table-cell table:formula="of:=IFERROR([.$E$23]+[.$B$11]+[.$B25];&quot;&quot;)" office:value-type="float" office:value="4.66597383089415" calcext:value-type="float">
            <text:p>4.67</text:p>
          </table:table-cell>
          <table:table-cell table:formula="of:=IFERROR([.$E$23]+[.$B$12]+[.$B25];&quot;&quot;)">
            <text:p/>
          </table:table-cell>
          <table:table-cell table:formula="of:=IFERROR([.$E$23]+[.$B$13]+[.$B25];&quot;&quot;)" office:value-type="float" office:value="4.12597383089415" calcext:value-type="float">
            <text:p>4.13</text:p>
          </table:table-cell>
          <table:table-cell table:formula="of:=IFERROR([.$E$23]+[.$B$14]+[.$B25];&quot;&quot;)">
            <text:p/>
          </table:table-cell>
          <table:table-cell table:formula="of:=IFERROR([.$E$23]+[.$B$15]+[.$B25];&quot;&quot;)">
            <text:p/>
          </table:table-cell>
          <table:table-cell table:formula="of:=IFERROR([.$E$23]+[.$B$16]+[.$B25];&quot;&quot;)">
            <text:p/>
          </table:table-cell>
          <table:table-cell table:formula="of:=IFERROR([.$E$23]+[.$B$17]+[.$B25];&quot;&quot;)">
            <text:p/>
          </table:table-cell>
          <table:table-cell table:formula="of:=IFERROR([.$E$23]+[.$B$18]+[.$B25];&quot;&quot;)" office:value-type="float" office:value="2.59034883089415" calcext:value-type="float">
            <text:p>2.59</text:p>
          </table:table-cell>
          <table:table-cell table:formula="of:=IFERROR([.$E$23]+[.$B$19]+[.$B25];&quot;&quot;)" office:value-type="float" office:value="2.55659883089415" calcext:value-type="float">
            <text:p>2.56</text:p>
          </table:table-cell>
          <table:table-cell table:formula="of:=IFERROR([.$E$23]+[.$B$20]+[.$B25];&quot;&quot;)">
            <text:p/>
          </table:table-cell>
          <table:table-cell table:formula="of:=IFERROR([.$E$23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office:value-type="string" calcext:value-type="string">
            <text:p>Weather-pack</text:p>
          </table:table-cell>
          <table:table-cell table:formula="of:=IFERROR([.$E$23]+[.$B$11]+[.$B26];&quot;&quot;)" office:value-type="float" office:value="5.37213454517986" calcext:value-type="float">
            <text:p>5.37</text:p>
          </table:table-cell>
          <table:table-cell table:formula="of:=IFERROR([.$E$23]+[.$B$12]+[.$B26];&quot;&quot;)">
            <text:p/>
          </table:table-cell>
          <table:table-cell table:formula="of:=IFERROR([.$E$23]+[.$B$13]+[.$B26];&quot;&quot;)" office:value-type="float" office:value="4.83213454517986" calcext:value-type="float">
            <text:p>4.83</text:p>
          </table:table-cell>
          <table:table-cell table:formula="of:=IFERROR([.$E$23]+[.$B$14]+[.$B26];&quot;&quot;)">
            <text:p/>
          </table:table-cell>
          <table:table-cell table:formula="of:=IFERROR([.$E$23]+[.$B$15]+[.$B26];&quot;&quot;)">
            <text:p/>
          </table:table-cell>
          <table:table-cell table:formula="of:=IFERROR([.$E$23]+[.$B$16]+[.$B26];&quot;&quot;)">
            <text:p/>
          </table:table-cell>
          <table:table-cell table:formula="of:=IFERROR([.$E$23]+[.$B$17]+[.$B26];&quot;&quot;)">
            <text:p/>
          </table:table-cell>
          <table:table-cell table:formula="of:=IFERROR([.$E$23]+[.$B$18]+[.$B26];&quot;&quot;)" office:value-type="float" office:value="3.29650954517986" calcext:value-type="float">
            <text:p>3.30</text:p>
          </table:table-cell>
          <table:table-cell table:formula="of:=IFERROR([.$E$23]+[.$B$19]+[.$B26];&quot;&quot;)" office:value-type="float" office:value="3.26275954517986" calcext:value-type="float">
            <text:p>3.26</text:p>
          </table:table-cell>
          <table:table-cell table:formula="of:=IFERROR([.$E$23]+[.$B$20]+[.$B26];&quot;&quot;)">
            <text:p/>
          </table:table-cell>
          <table:table-cell table:formula="of:=IFERROR([.$E$23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/>
          <table:covered-table-cell table:number-columns-repeated="2" table:style-name="Default"/>
          <table:covered-table-cell table:number-columns-repeated="3"/>
          <table:table-cell/>
          <table:table-cell office:value-type="string" calcext:value-type="string">
            <text:p>XT-60</text:p>
          </table:table-cell>
          <table:table-cell table:formula="of:=IFERROR([.$E$23]+[.$B$11]+[.$B27];&quot;&quot;)">
            <text:p/>
          </table:table-cell>
          <table:table-cell table:formula="of:=IFERROR([.$E$23]+[.$B$12]+[.$B27];&quot;&quot;)">
            <text:p/>
          </table:table-cell>
          <table:table-cell table:formula="of:=IFERROR([.$E$23]+[.$B$13]+[.$B27];&quot;&quot;)">
            <text:p/>
          </table:table-cell>
          <table:table-cell table:formula="of:=IFERROR([.$E$23]+[.$B$14]+[.$B27];&quot;&quot;)">
            <text:p/>
          </table:table-cell>
          <table:table-cell table:formula="of:=IFERROR([.$E$23]+[.$B$15]+[.$B27];&quot;&quot;)">
            <text:p/>
          </table:table-cell>
          <table:table-cell table:formula="of:=IFERROR([.$E$23]+[.$B$16]+[.$B27];&quot;&quot;)">
            <text:p/>
          </table:table-cell>
          <table:table-cell table:formula="of:=IFERROR([.$E$23]+[.$B$17]+[.$B27];&quot;&quot;)">
            <text:p/>
          </table:table-cell>
          <table:table-cell table:formula="of:=IFERROR([.$E$23]+[.$B$18]+[.$B27];&quot;&quot;)">
            <text:p/>
          </table:table-cell>
          <table:table-cell table:formula="of:=IFERROR([.$E$23]+[.$B$19]+[.$B27];&quot;&quot;)">
            <text:p/>
          </table:table-cell>
          <table:table-cell table:formula="of:=IFERROR([.$E$23]+[.$B$20]+[.$B27];&quot;&quot;)">
            <text:p/>
          </table:table-cell>
          <table:table-cell table:formula="of:=IFERROR([.$E$23]+[.$B$21]+[.$B27];&quot;&quot;)">
            <text:p/>
          </table:table-cell>
        </table:table-row>
        <table:table-row table:style-name="ro1">
          <table:table-cell table:style-name="ce19"/>
          <table:table-cell table:style-name="ce24"/>
          <table:table-cell table:style-name="ce32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XT-30</text:p>
          </table:table-cell>
          <table:table-cell table:formula="of:=IFERROR([.$E$23]+[.$B$11]+[.$B28];&quot;&quot;)">
            <text:p/>
          </table:table-cell>
          <table:table-cell table:formula="of:=IFERROR([.$E$23]+[.$B$12]+[.$B28];&quot;&quot;)">
            <text:p/>
          </table:table-cell>
          <table:table-cell table:formula="of:=IFERROR([.$E$23]+[.$B$13]+[.$B28];&quot;&quot;)">
            <text:p/>
          </table:table-cell>
          <table:table-cell table:formula="of:=IFERROR([.$E$23]+[.$B$14]+[.$B28];&quot;&quot;)">
            <text:p/>
          </table:table-cell>
          <table:table-cell table:formula="of:=IFERROR([.$E$23]+[.$B$15]+[.$B28];&quot;&quot;)">
            <text:p/>
          </table:table-cell>
          <table:table-cell table:formula="of:=IFERROR([.$E$23]+[.$B$16]+[.$B28];&quot;&quot;)">
            <text:p/>
          </table:table-cell>
          <table:table-cell table:formula="of:=IFERROR([.$E$23]+[.$B$17]+[.$B28];&quot;&quot;)">
            <text:p/>
          </table:table-cell>
          <table:table-cell table:formula="of:=IFERROR([.$E$23]+[.$B$18]+[.$B28];&quot;&quot;)">
            <text:p/>
          </table:table-cell>
          <table:table-cell table:formula="of:=IFERROR([.$E$23]+[.$B$19]+[.$B28];&quot;&quot;)">
            <text:p/>
          </table:table-cell>
          <table:table-cell table:formula="of:=IFERROR([.$E$23]+[.$B$20]+[.$B28];&quot;&quot;)">
            <text:p/>
          </table:table-cell>
          <table:table-cell table:formula="of:=IFERROR([.$E$23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23]+[.$B$11]+[.$B29];&quot;&quot;)">
            <text:p/>
          </table:table-cell>
          <table:table-cell table:formula="of:=IFERROR([.$E$23]+[.$B$12]+[.$B29];&quot;&quot;)">
            <text:p/>
          </table:table-cell>
          <table:table-cell table:formula="of:=IFERROR([.$E$23]+[.$B$13]+[.$B29];&quot;&quot;)">
            <text:p/>
          </table:table-cell>
          <table:table-cell table:formula="of:=IFERROR([.$E$23]+[.$B$14]+[.$B29];&quot;&quot;)">
            <text:p/>
          </table:table-cell>
          <table:table-cell table:formula="of:=IFERROR([.$E$23]+[.$B$15]+[.$B29];&quot;&quot;)">
            <text:p/>
          </table:table-cell>
          <table:table-cell table:formula="of:=IFERROR([.$E$23]+[.$B$16]+[.$B29];&quot;&quot;)">
            <text:p/>
          </table:table-cell>
          <table:table-cell table:formula="of:=IFERROR([.$E$23]+[.$B$17]+[.$B29];&quot;&quot;)">
            <text:p/>
          </table:table-cell>
          <table:table-cell table:formula="of:=IFERROR([.$E$23]+[.$B$18]+[.$B29];&quot;&quot;)">
            <text:p/>
          </table:table-cell>
          <table:table-cell table:formula="of:=IFERROR([.$E$23]+[.$B$19]+[.$B29];&quot;&quot;)">
            <text:p/>
          </table:table-cell>
          <table:table-cell table:formula="of:=IFERROR([.$E$23]+[.$B$20]+[.$B29];&quot;&quot;)">
            <text:p/>
          </table:table-cell>
          <table:table-cell table:formula="of:=IFERROR([.$E$23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9 Male</text:p>
          </table:table-cell>
          <table:table-cell table:formula="of:=IFERROR([.$E$23]+[.$B$11]+[.$B30];&quot;&quot;)">
            <text:p/>
          </table:table-cell>
          <table:table-cell table:formula="of:=IFERROR([.$E$23]+[.$B$12]+[.$B30];&quot;&quot;)">
            <text:p/>
          </table:table-cell>
          <table:table-cell table:formula="of:=IFERROR([.$E$23]+[.$B$13]+[.$B30];&quot;&quot;)">
            <text:p/>
          </table:table-cell>
          <table:table-cell table:formula="of:=IFERROR([.$E$23]+[.$B$14]+[.$B30];&quot;&quot;)">
            <text:p/>
          </table:table-cell>
          <table:table-cell table:formula="of:=IFERROR([.$E$23]+[.$B$15]+[.$B30];&quot;&quot;)">
            <text:p/>
          </table:table-cell>
          <table:table-cell table:formula="of:=IFERROR([.$E$23]+[.$B$16]+[.$B30];&quot;&quot;)">
            <text:p/>
          </table:table-cell>
          <table:table-cell table:formula="of:=IFERROR([.$E$23]+[.$B$17]+[.$B30];&quot;&quot;)">
            <text:p/>
          </table:table-cell>
          <table:table-cell table:formula="of:=IFERROR([.$E$23]+[.$B$18]+[.$B30];&quot;&quot;)">
            <text:p/>
          </table:table-cell>
          <table:table-cell table:formula="of:=IFERROR([.$E$23]+[.$B$19]+[.$B30];&quot;&quot;)">
            <text:p/>
          </table:table-cell>
          <table:table-cell table:formula="of:=IFERROR([.$E$23]+[.$B$20]+[.$B30];&quot;&quot;)">
            <text:p/>
          </table:table-cell>
          <table:table-cell table:formula="of:=IFERROR([.$E$23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23]+[.$B$11]+[.$B31];&quot;&quot;)">
            <text:p/>
          </table:table-cell>
          <table:table-cell table:formula="of:=IFERROR([.$E$23]+[.$B$12]+[.$B31];&quot;&quot;)">
            <text:p/>
          </table:table-cell>
          <table:table-cell table:formula="of:=IFERROR([.$E$23]+[.$B$13]+[.$B31];&quot;&quot;)">
            <text:p/>
          </table:table-cell>
          <table:table-cell table:formula="of:=IFERROR([.$E$23]+[.$B$14]+[.$B31];&quot;&quot;)">
            <text:p/>
          </table:table-cell>
          <table:table-cell table:formula="of:=IFERROR([.$E$23]+[.$B$15]+[.$B31];&quot;&quot;)">
            <text:p/>
          </table:table-cell>
          <table:table-cell table:formula="of:=IFERROR([.$E$23]+[.$B$16]+[.$B31];&quot;&quot;)">
            <text:p/>
          </table:table-cell>
          <table:table-cell table:formula="of:=IFERROR([.$E$23]+[.$B$17]+[.$B31];&quot;&quot;)">
            <text:p/>
          </table:table-cell>
          <table:table-cell table:formula="of:=IFERROR([.$E$23]+[.$B$18]+[.$B31];&quot;&quot;)">
            <text:p/>
          </table:table-cell>
          <table:table-cell table:formula="of:=IFERROR([.$E$23]+[.$B$19]+[.$B31];&quot;&quot;)">
            <text:p/>
          </table:table-cell>
          <table:table-cell table:formula="of:=IFERROR([.$E$23]+[.$B$20]+[.$B31];&quot;&quot;)">
            <text:p/>
          </table:table-cell>
          <table:table-cell table:formula="of:=IFERROR([.$E$23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23]+[.$B$11]+[.$B32];&quot;&quot;)">
            <text:p/>
          </table:table-cell>
          <table:table-cell table:formula="of:=IFERROR([.$E$23]+[.$B$12]+[.$B32];&quot;&quot;)">
            <text:p/>
          </table:table-cell>
          <table:table-cell table:formula="of:=IFERROR([.$E$23]+[.$B$13]+[.$B32];&quot;&quot;)">
            <text:p/>
          </table:table-cell>
          <table:table-cell table:formula="of:=IFERROR([.$E$23]+[.$B$14]+[.$B32];&quot;&quot;)">
            <text:p/>
          </table:table-cell>
          <table:table-cell table:formula="of:=IFERROR([.$E$23]+[.$B$15]+[.$B32];&quot;&quot;)">
            <text:p/>
          </table:table-cell>
          <table:table-cell table:formula="of:=IFERROR([.$E$23]+[.$B$16]+[.$B32];&quot;&quot;)">
            <text:p/>
          </table:table-cell>
          <table:table-cell table:formula="of:=IFERROR([.$E$23]+[.$B$17]+[.$B32];&quot;&quot;)">
            <text:p/>
          </table:table-cell>
          <table:table-cell table:formula="of:=IFERROR([.$E$23]+[.$B$18]+[.$B32];&quot;&quot;)">
            <text:p/>
          </table:table-cell>
          <table:table-cell table:formula="of:=IFERROR([.$E$23]+[.$B$19]+[.$B32];&quot;&quot;)">
            <text:p/>
          </table:table-cell>
          <table:table-cell table:formula="of:=IFERROR([.$E$23]+[.$B$20]+[.$B32];&quot;&quot;)">
            <text:p/>
          </table:table-cell>
          <table:table-cell table:formula="of:=IFERROR([.$E$23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B-25 Female</text:p>
          </table:table-cell>
          <table:table-cell table:formula="of:=IFERROR([.$E$23]+[.$B$11]+[.$B33];&quot;&quot;)">
            <text:p/>
          </table:table-cell>
          <table:table-cell table:formula="of:=IFERROR([.$E$23]+[.$B$12]+[.$B33];&quot;&quot;)">
            <text:p/>
          </table:table-cell>
          <table:table-cell table:formula="of:=IFERROR([.$E$23]+[.$B$13]+[.$B33];&quot;&quot;)">
            <text:p/>
          </table:table-cell>
          <table:table-cell table:formula="of:=IFERROR([.$E$23]+[.$B$14]+[.$B33];&quot;&quot;)">
            <text:p/>
          </table:table-cell>
          <table:table-cell table:formula="of:=IFERROR([.$E$23]+[.$B$15]+[.$B33];&quot;&quot;)">
            <text:p/>
          </table:table-cell>
          <table:table-cell table:formula="of:=IFERROR([.$E$23]+[.$B$16]+[.$B33];&quot;&quot;)">
            <text:p/>
          </table:table-cell>
          <table:table-cell table:formula="of:=IFERROR([.$E$23]+[.$B$17]+[.$B33];&quot;&quot;)">
            <text:p/>
          </table:table-cell>
          <table:table-cell table:formula="of:=IFERROR([.$E$23]+[.$B$18]+[.$B33];&quot;&quot;)">
            <text:p/>
          </table:table-cell>
          <table:table-cell table:formula="of:=IFERROR([.$E$23]+[.$B$19]+[.$B33];&quot;&quot;)">
            <text:p/>
          </table:table-cell>
          <table:table-cell table:formula="of:=IFERROR([.$E$23]+[.$B$20]+[.$B33];&quot;&quot;)">
            <text:p/>
          </table:table-cell>
          <table:table-cell table:formula="of:=IFERROR([.$E$23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50" office:value-type="string" calcext:value-type="string">
            <text:p>DB-25 Male</text:p>
          </table:table-cell>
          <table:table-cell table:formula="of:=IFERROR([.$E$23]+[.$B$11]+[.$B34];&quot;&quot;)">
            <text:p/>
          </table:table-cell>
          <table:table-cell table:formula="of:=IFERROR([.$E$23]+[.$B$12]+[.$B34];&quot;&quot;)">
            <text:p/>
          </table:table-cell>
          <table:table-cell table:formula="of:=IFERROR([.$E$23]+[.$B$13]+[.$B34];&quot;&quot;)">
            <text:p/>
          </table:table-cell>
          <table:table-cell table:formula="of:=IFERROR([.$E$23]+[.$B$14]+[.$B34];&quot;&quot;)">
            <text:p/>
          </table:table-cell>
          <table:table-cell table:formula="of:=IFERROR([.$E$23]+[.$B$15]+[.$B34];&quot;&quot;)">
            <text:p/>
          </table:table-cell>
          <table:table-cell table:formula="of:=IFERROR([.$E$23]+[.$B$16]+[.$B34];&quot;&quot;)">
            <text:p/>
          </table:table-cell>
          <table:table-cell table:formula="of:=IFERROR([.$E$23]+[.$B$17]+[.$B34];&quot;&quot;)">
            <text:p/>
          </table:table-cell>
          <table:table-cell table:formula="of:=IFERROR([.$E$23]+[.$B$18]+[.$B34];&quot;&quot;)">
            <text:p/>
          </table:table-cell>
          <table:table-cell table:formula="of:=IFERROR([.$E$23]+[.$B$19]+[.$B34];&quot;&quot;)">
            <text:p/>
          </table:table-cell>
          <table:table-cell table:formula="of:=IFERROR([.$E$23]+[.$B$20]+[.$B34];&quot;&quot;)">
            <text:p/>
          </table:table-cell>
          <table:table-cell table:formula="of:=IFERROR([.$E$23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12" table:default-cell-style-name="ce81"/>
        <table:table-column table:style-name="co2" table:default-cell-style-name="Default"/>
        <table:table-column table:style-name="co2" table:default-cell-style-name="ce81"/>
        <table:table-row table:style-name="ro1">
          <table:table-cell table:style-name="ce18" office:value-type="string" calcext:value-type="string">
            <text:p>Ampacity</text:p>
          </table:table-cell>
          <table:table-cell table:style-name="ce18" office:value-type="string" calcext:value-type="string">
            <text:p>AWG</text:p>
          </table:table-cell>
          <table:table-cell table:style-name="ce18" office:value-type="string" calcext:value-type="string">
            <text:p>Diameter (in)</text:p>
          </table:table-cell>
          <table:table-cell table:style-name="ce18" office:value-type="string" calcext:value-type="string">
            <text:p>Diameter (mm)</text:p>
          </table:table-cell>
          <table:table-cell table:style-name="ce18" office:value-type="string" calcext:value-type="string">
            <text:p>Turns (1/in)</text:p>
          </table:table-cell>
          <table:table-cell table:style-name="ce18" office:value-type="string" calcext:value-type="string">
            <text:p>Turns (1/mm)</text:p>
          </table:table-cell>
          <table:table-cell table:style-name="ce18" office:value-type="string" calcext:value-type="string">
            <text:p>Area (kcmil)</text:p>
          </table:table-cell>
          <table:table-cell table:style-name="ce18" office:value-type="string" calcext:value-type="string">
            <text:p>Area(mm2)</text:p>
          </table:table-cell>
          <table:table-cell table:style-name="ce18" office:value-type="string" calcext:value-type="string">
            <text:p>Ohm/kft</text:p>
          </table:table-cell>
          <table:table-cell table:style-name="ce18" office:value-type="string" calcext:value-type="string">
            <text:p>Ohm/km</text:p>
          </table:table-cell>
          <table:table-cell table:style-name="ce18" office:value-type="string" calcext:value-type="string">
            <text:p>Mass lb/ft</text:p>
          </table:table-cell>
          <table:table-cell table:style-name="ce18" office:value-type="string" calcext:value-type="string">
            <text:p>Mass kg/m</text:p>
          </table:table-cell>
          <table:table-cell table:style-name="ce18" office:value-type="string" calcext:value-type="string">
            <text:p>300V lb/ft</text:p>
          </table:table-cell>
          <table:table-cell table:style-name="ce18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82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82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82" office:value-type="float" office:value="0.000665" calcext:value-type="float">
            <text:p>6.65E-04</text:p>
          </table:table-cell>
          <table:table-cell table:style-name="ce82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82" office:value-type="float" office:value="0.000562" calcext:value-type="float">
            <text:p>5.62E-04</text:p>
          </table:table-cell>
          <table:table-cell table:style-name="ce82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82" office:value-type="float" office:value="0.000467" calcext:value-type="float">
            <text:p>4.67E-04</text:p>
          </table:table-cell>
          <table:table-cell table:style-name="ce82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82" office:value-type="float" office:value="0.000409" calcext:value-type="float">
            <text:p>4.09E-04</text:p>
          </table:table-cell>
          <table:table-cell table:style-name="ce82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82" office:value-type="float" office:value="0.000354" calcext:value-type="float">
            <text:p>3.54E-04</text:p>
          </table:table-cell>
          <table:table-cell table:style-name="ce82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/>
        </table:table-row>
        <table:table-row table:style-name="ro1">
          <table:table-cell table:style-name="ce62" office:value-type="string" calcext:value-type="string">
            <text:p>Circle Packing in a Circle (Wikipedia)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3"/>
          <table:table-cell table:style-name="ce62" office:value-type="string" calcext:value-type="string">
            <text:p>Above is a rearranged version of a table found on Wikibooks of solid-core copper wire properties.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3:25:15.8125613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28T13:34:57.474767895</dc:date>
    <meta:editing-duration>PT1H31M5S</meta:editing-duration>
    <meta:editing-cycles>17</meta:editing-cycles>
    <meta:generator>LibreOffice/24.2.7.2$Linux_X86_64 LibreOffice_project/420$Build-2</meta:generator>
    <meta:document-statistic meta:table-count="2" meta:cell-count="958" meta:object-count="0"/>
  </office:meta>
</office:document-meta>
</file>